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Moses Maisn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[Hebrew]/</text:p>
      <text:p text:style-name="P4">239 E. 60<text:span text:style-name="T2">th</text:span><text:span text:style-name="T3"> St./</text:span></text:p>
      <text:p text:style-name="P4"><text:span text:style-name="T3">N. Y. City./</text:span></text:p>
      <text:p text:style-name="P2"><text:span text:style-name="T3">Rev. Dr. </text:span><text:span text:style-name="T4">Henry</text:span><text:span text:style-name="T3"> S. Morais/</text:span></text:p>
      <text:p text:style-name="P3"><text:span text:style-name="T3">My dear Doctor:/</text:span></text:p>
      <text:p text:style-name="P3"><text:span text:style-name="T3"><text:tab/>I would herewith/ commend to your kindly/ offices Mrs Josephson,/ the bearer hereof, a poor/ woman who has met with/ a terrible misfortune/ which she will explain to/ you, and in whom I am/ greatly interested. <text:s/>The as-/sistance which I would/ ask at your hands is/ no more than to secure/ her the services of some/</text:span></text:p>
      <text:p text:style-name="P3"><text:span text:style-name="T3"/></text:p>
      <text:p text:style-name="P3"><text:span text:style-name="T3">[Page 2]</text:span></text:p>
      <text:p text:style-name="P3"><text:span text:style-name="T3">trustworthy lawyer and if/ possible, to interest the/ Police of Philadelphia/ in her behalf so that/ they may take more than/ a "lukewarm" interest/ in the matter. <text:s/>I suppose/ a simple letter from you/ could </text:span><text:soft-page-break/><text:span text:style-name="T3">readily effect this./</text:span></text:p>
      <text:p text:style-name="P3"><text:span text:style-name="T3"><text:tab/>Mrs. Josephson is a/ resident of New York but/ the affair in question oc-/curred in Philadelphia,/ and I therefore take the/ liberty of appealing to you/ in her behalf./</text:span></text:p>
      <text:p text:style-name="P3"><text:span text:style-name="T3"/></text:p>
      <text:p text:style-name="P3"><text:span text:style-name="T3">[Page 3]</text:span></text:p>
      <text:p text:style-name="P3"><text:span text:style-name="T3"><text:tab/>I take great pleasure/ incidentally in informing/ you that I have this/ afternoon had the/ privilege of addressing/ your students at the/ Theological Seminary/ before [Hebrew]/</text:span></text:p>
      <text:p text:style-name="P3"><text:span text:style-name="T3"><text:tab/>With fraternal greetings/ and best wishes, I remain/ Yours Respectfully/ D Moses Maisn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2:58:14.35</meta:creation-date>
    <meta:document-statistic meta:table-count="0" meta:image-count="0" meta:object-count="0" meta:page-count="3" meta:paragraph-count="73" meta:word-count="345" meta:character-count="2322"/>
    <dc:date>2012-01-24T13:28:19.52</dc:date>
    <dc:creator>Penn Libraries</dc:creator>
    <meta:editing-duration>PT00H14M55S</meta:editing-duration>
    <meta:editing-cycles>1</meta:editing-cycles>
    <meta:generator>OpenOffice.org/3.2$Win32 OpenOffice.org_project/320m12$Build-9483</meta:generator>
  </office:meta>
</office:document-meta>
</file>